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p</mi>
            <mo stretchy="false">̄</mo>
          </mover>
        </mrow>
        <mi>j</mi>
      </msub>
      <mrow>
        <mi/>
        <mo stretchy="false">=</mo>
        <mi/>
      </mrow>
      <msub>
        <mi>J</mi>
        <mi>j</mi>
      </msub>
      <mi/>
      <mo stretchy="false">⇔</mo>
      <mi/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sub>
        <mo stretchy="false">ω</mo>
        <mi>j</mi>
      </msub>
      <mi/>
      <mi>;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{bar p}_j `=` J_j ~ dlrarrow ~ {bar q}_j `=` %iomega _j `;~~~ j`=`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47:38.554000000</meta:creation-date>
    <meta:generator>LibreOffice/4.1.4.2$Windows_x86 LibreOffice_project/0a0440ccc0227ad9829de5f46be37cfb6edcf72</meta:generator>
  </office:meta>
</office:document-meta>
</file>